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537175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421c95"/>
    </style:style>
    <style:style style:name="T7" style:family="text">
      <style:text-properties officeooo:rsid="004fe2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 l</text:span>e : <text:text-input text:description="&lt;only_time2()&gt;">&lt;only_time2()&gt;</text:text-input><text:line-break/> <text:span text:style-name="T6">lieu : </text:span><text:span text:style-name="T6"><text:text-input text:description="&lt;o.bloc_agenda_id.ane_group_id.street&gt;">&lt;o.bloc_agenda_id.ane_group_id.street&gt;</text:text-input></text:span><text:span text:style-name="T6"><text:line-break/> </text:span><text:span text:style-name="T6"><text:text-input text:description="&lt;o.bloc_agenda_id.ane_group_id.street2&gt;">&lt;o.bloc_agenda_id.ane_group_id.street2&gt;</text:text-input></text:span><text:span text:style-name="T6"><text:line-break/> En cas d’empêchement merci de prévenir dès que possible au </text:span><text:span text:style-name="T6"><text:text-input text:description="&lt;o.bloc_agenda_id.ane_group_id.phone&gt;">&lt;o.bloc_agenda_id.ane_group_id.phone&gt;</text:text-input></text:span><text:span text:style-name="T6"><text:text-input text:description="&lt;/if&gt;">&lt;/if&gt;</text:text-input></text:span></text:p>
      <text:p text:style-name="P11"><text:span text:style-name="T6"><text:text-input text:description="&lt;if test=&quot;o.ane_patient_call is True&quot;&gt;">&lt;if test="o.ane_patient_call is True"&gt;</text:text-input></text:span><text:span text:style-name="T6">Prendre rendez-vous dès que possible auprés du secrétariat des anesthésistes :<text:line-break/><text:tab/>téléphone : </text:span><text:span text:style-name="T6"><text:text-input text:description="&lt;o.bloc_agenda_id.ane_group_id.phone&gt;">&lt;o.bloc_agenda_id.ane_group_id.phone&gt;</text:text-input></text:span><text:span text:style-name="T6"><text:line-break/><text:tab/>lieu : </text:span><text:span text:style-name="T6"><text:text-input text:description="&lt;o.bloc_agenda_id.ane_group_id.street&gt;">&lt;o.bloc_agenda_id.ane_group_id.street&gt;</text:text-input></text:span><text:span text:style-name="T6"><text:text-input text:description="&lt;/if&gt;">&lt;/if&gt;</text:text-input></text:span><text:span text:style-name="T6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/if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8T00:13:21.732038157</dc:date>
    <meta:editing-duration>PT11H53M6S</meta:editing-duration>
    <meta:editing-cycles>149</meta:editing-cycles>
    <meta:generator>LibreOffice/6.1.5.2$Linux_X86_64 LibreOffice_project/10$Build-2</meta:generator>
    <meta:document-statistic meta:table-count="0" meta:image-count="0" meta:object-count="0" meta:page-count="2" meta:paragraph-count="15" meta:word-count="206" meta:character-count="1333" meta:non-whitespace-character-count="1203"/>
  </office:meta>
</office:document-meta>
</file>